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42f9f" officeooo:paragraph-rsid="00142f9f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2a6099" loext:opacity="100%" fo:font-size="13pt" style:text-underline-style="none" fo:font-weight="normal" officeooo:rsid="00142f9f" officeooo:paragraph-rsid="00330e3c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2a6099" loext:opacity="100%" fo:font-size="13pt" style:text-underline-style="solid" style:text-underline-width="auto" style:text-underline-color="font-color" fo:font-weight="bold" officeooo:rsid="00142f9f" officeooo:paragraph-rsid="00142f9f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2a6099" loext:opacity="100%" fo:font-size="13pt" style:text-underline-style="solid" style:text-underline-width="auto" style:text-underline-color="font-color" fo:font-weight="bold" officeooo:rsid="00142f9f" officeooo:paragraph-rsid="00330e3c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2a6099" loext:opacity="100%" fo:font-size="13pt" style:text-underline-style="solid" style:text-underline-width="auto" style:text-underline-color="font-color" fo:font-weight="bold" officeooo:rsid="00142f9f" officeooo:paragraph-rsid="0034400b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2a6099" loext:opacity="100%" fo:font-size="13pt" style:text-underline-style="solid" style:text-underline-width="auto" style:text-underline-color="font-color" fo:font-weight="bold" officeooo:rsid="00142f9f" officeooo:paragraph-rsid="0039e803" style:font-size-asian="11.3500003814697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2a6099" loext:opacity="100%" fo:font-size="13pt" style:text-underline-style="solid" style:text-underline-width="auto" style:text-underline-color="font-color" fo:font-weight="bold" officeooo:rsid="00142f9f" officeooo:paragraph-rsid="003c482e" style:font-size-asian="11.3500003814697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2a6099" loext:opacity="100%" fo:font-size="13pt" style:text-underline-style="solid" style:text-underline-width="auto" style:text-underline-color="font-color" fo:font-weight="bold" officeooo:rsid="00330e3c" officeooo:paragraph-rsid="00330e3c" style:font-size-asian="11.3500003814697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2a6099" loext:opacity="100%" fo:font-size="13pt" style:text-underline-style="solid" style:text-underline-width="auto" style:text-underline-color="font-color" fo:font-weight="bold" officeooo:rsid="0039e803" officeooo:paragraph-rsid="0039e803" style:font-size-asian="11.3500003814697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fo:font-size="13pt" style:text-underline-style="none" fo:font-weight="normal" officeooo:rsid="00330e3c" officeooo:paragraph-rsid="00330e3c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fo:font-size="13pt" style:text-underline-style="none" fo:font-weight="normal" officeooo:rsid="00330e3c" officeooo:paragraph-rsid="0034400b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fo:font-size="13pt" style:text-underline-style="none" fo:font-weight="normal" officeooo:rsid="0035a099" officeooo:paragraph-rsid="0035a099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fo:font-size="13pt" style:text-underline-style="none" fo:font-weight="normal" officeooo:rsid="0036ead6" officeooo:paragraph-rsid="0036ead6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fo:font-size="13pt" style:text-underline-style="none" fo:font-weight="normal" officeooo:rsid="00382877" officeooo:paragraph-rsid="00382877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39e803" officeooo:paragraph-rsid="0039e80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39e803" officeooo:paragraph-rsid="003c482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3c919e" officeooo:paragraph-rsid="003c919e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fo:font-size="12pt" fo:font-style="normal" style:text-underline-style="none" fo:font-weight="normal" officeooo:rsid="003c919e" officeooo:paragraph-rsid="003c919e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>
      <style:paragraph-properties fo:text-align="center" style:justify-single-word="false"/>
      <style:text-properties fo:font-size="14pt" fo:font-weight="bold" officeooo:paragraph-rsid="00403bce" style:font-size-asian="14pt" style:font-weight-asian="bold" style:font-size-complex="14pt" style:font-weight-complex="bold"/>
    </style:style>
    <style:style style:name="T1" style:family="text">
      <style:text-properties style:use-window-font-color="true" loext:opacity="0%" style:text-underline-style="none" fo:font-weight="normal" style:font-weight-asian="normal" style:font-weight-complex="normal"/>
    </style:style>
    <style:style style:name="T2" style:family="text">
      <style:text-properties style:use-window-font-color="true" loext:opacity="0%" style:text-underline-style="none" fo:font-weight="normal" officeooo:rsid="00330e3c" style:font-weight-asian="normal" style:font-weight-complex="normal"/>
    </style:style>
    <style:style style:name="T3" style:family="text">
      <style:text-properties style:use-window-font-color="true" loext:opacity="0%" officeooo:rsid="00330e3c"/>
    </style:style>
    <style:style style:name="T4" style:family="text">
      <style:text-properties style:use-window-font-color="true" loext:opacity="0%" fo:font-size="12pt" style:text-underline-style="none" fo:font-weight="normal" style:font-size-asian="10.5pt" style:font-weight-asian="normal" style:font-size-complex="12pt" style:font-weight-complex="normal"/>
    </style:style>
    <style:style style:name="T5" style:family="text">
      <style:text-properties style:use-window-font-color="true" loext:opacity="0%" fo:font-size="12pt" style:text-underline-style="none" fo:font-weight="normal" officeooo:rsid="0039e803" style:font-size-asian="10.5pt" style:font-weight-asian="normal" style:font-size-complex="12pt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officeooo:rsid="0030fa1f"/>
    </style:style>
    <style:style style:name="T8" style:family="text">
      <style:text-properties officeooo:rsid="00330e3c"/>
    </style:style>
    <style:style style:name="T9" style:family="text">
      <style:text-properties officeooo:rsid="0035a099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35a099"/>
    </style:style>
    <style:style style:name="T12" style:family="text">
      <style:text-properties style:text-underline-style="solid" style:text-underline-width="auto" style:text-underline-color="font-color" officeooo:rsid="0036ead6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382877"/>
    </style:style>
    <style:style style:name="T15" style:family="text">
      <style:text-properties officeooo:rsid="0039e803"/>
    </style:style>
    <style:style style:name="T16" style:family="text">
      <style:text-properties fo:color="#2a6099" loext:opacity="100%" fo:font-size="13pt" style:text-underline-style="solid" style:text-underline-width="auto" style:text-underline-color="font-color" fo:font-weight="bold" style:font-size-asian="11.3500003814697pt" style:font-weight-asian="bold" style:font-size-complex="13pt" style:font-weight-complex="bold"/>
    </style:style>
    <style:style style:name="T17" style:family="text">
      <style:text-properties officeooo:rsid="003c482e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officeooo:rsid="00142f9f"/>
    </style:style>
    <style:style style:name="T21" style:family="text">
      <style:text-properties officeooo:rsid="00403b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HY330 – Telecommunication Systems</text:p>
      <text:p text:style-name="P19"><text:span text:style-name="T20">Chris Papastamos | csd4569</text:span></text:p>
      <text:p text:style-name="P1">Assignment <text:span text:style-name="T21">5</text:span></text:p>
      <text:p text:style-name="P1"/>
      <text:p text:style-name="P3">Exercise 1</text:p>
      <text:p text:style-name="P3"><text:span text:style-name="T6">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4T12:29:46.946719381</meta:creation-date>
    <dc:date>2023-11-29T13:42:38.081546271</dc:date>
    <meta:editing-duration>P1DT1H48M</meta:editing-duration>
    <meta:editing-cycles>41</meta:editing-cycles>
    <meta:generator>LibreOffice/7.6.2.1$Linux_X86_64 LibreOffice_project/60$Build-1</meta:generator>
    <meta:document-statistic meta:table-count="0" meta:image-count="0" meta:object-count="0" meta:page-count="1" meta:paragraph-count="5" meta:word-count="11" meta:character-count="82" meta:non-whitespace-character-count="73"/>
  </office:meta>
</office:document-meta>
</file>